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DIN Alternate" svg:font-family="'DIN Alternate'" style:font-family-generic="modern" style:font-pitch="variable"/>
    <style:font-face style:name="DIN Light" svg:font-family="'DIN Light'"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Arial Nova" svg:font-family="'Arial Nova'" style:font-family-generic="swiss" style:font-pitch="variable"/>
    <style:font-face style:name="Arial Nova Cond" svg:font-family="'Arial Nova Cond'" style:font-family-generic="swiss" style:font-pitch="variable"/>
    <style:font-face style:name="Calibri" svg:font-family="Calibri"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IndexLateral" style:family="table">
      <style:table-properties style:width="18cm" table:align="left" fo:background-color="transparent">
        <style:background-image/>
      </style:table-properties>
    </style:style>
    <style:style style:name="IndexLateral.A" style:family="table-column">
      <style:table-column-properties style:column-width="3cm"/>
    </style:style>
    <style:style style:name="IndexLateral.B" style:family="table-column">
      <style:table-column-properties style:column-width="15cm"/>
    </style:style>
    <style:style style:name="IndexLateral.1" style:family="table-row">
      <style:table-row-properties style:row-height="1cm" fo:background-color="transparent">
        <style:background-image/>
      </style:table-row-properties>
    </style:style>
    <style:style style:name="IndexLateral.A1" style:family="table-cell">
      <style:table-cell-properties fo:background-color="transparent" fo:padding="0.199cm" fo:border="none" style:writing-mode="page">
        <style:background-image/>
      </style:table-cell-properties>
    </style:style>
    <style:style style:name="IndexLateral.B1" style:family="table-cell">
      <style:table-cell-properties fo:background-color="transparent" fo:padding="0.199cm" fo:border-left="2pt solid #ff3838" fo:border-right="none" fo:border-top="none" fo:border-bottom="none" style:writing-mode="page">
        <style:background-image/>
      </style:table-cell-properties>
    </style:style>
    <style:style style:name="IndexLateral.2" style:family="table-row">
      <style:table-row-properties style:row-height="15cm" fo:background-color="transparent">
        <style:background-image/>
      </style:table-row-properties>
    </style:style>
    <style:style style:name="IndexLateral.3" style:family="table-row">
      <style:table-row-properties style:row-height="10.5cm" fo:background-color="transparent">
        <style:background-image/>
      </style:table-row-properties>
    </style:style>
    <style:style style:name="Tabla1" style:family="table">
      <style:table-properties style:width="18cm" table:align="left" fo:background-color="transparent">
        <style:background-image/>
      </style:table-properties>
    </style:style>
    <style:style style:name="Tabla1.A" style:family="table-column">
      <style:table-column-properties style:column-width="3cm"/>
    </style:style>
    <style:style style:name="Tabla1.B" style:family="table-column">
      <style:table-column-properties style:column-width="15cm"/>
    </style:style>
    <style:style style:name="Tabla1.1" style:family="table-row">
      <style:table-row-properties style:row-height="1cm" fo:background-color="transparent">
        <style:background-image/>
      </style:table-row-properties>
    </style:style>
    <style:style style:name="Tabla1.A1" style:family="table-cell">
      <style:table-cell-properties fo:background-color="transparent" fo:padding="0.199cm" fo:border="none" style:writing-mode="page">
        <style:background-image/>
      </style:table-cell-properties>
    </style:style>
    <style:style style:name="Tabla1.B1" style:family="table-cell">
      <style:table-cell-properties fo:background-color="transparent" fo:padding="0.199cm" fo:border-left="2pt solid #ff3838" fo:border-right="none" fo:border-top="none" fo:border-bottom="none" style:writing-mode="page">
        <style:background-image/>
      </style:table-cell-properties>
    </style:style>
    <style:style style:name="Tabla1.2" style:family="table-row">
      <style:table-row-properties style:row-height="15cm" fo:background-color="transparent">
        <style:background-image/>
      </style:table-row-properties>
    </style:style>
    <style:style style:name="Tabla1.3" style:family="table-row">
      <style:table-row-properties style:row-height="10.5cm" fo:background-color="transparent">
        <style:background-image/>
      </style:table-row-properties>
    </style:style>
    <style:style style:name="Tabla2" style:family="table">
      <style:table-properties style:width="18cm" table:align="left" fo:background-color="transparent">
        <style:background-image/>
      </style:table-properties>
    </style:style>
    <style:style style:name="Tabla2.A" style:family="table-column">
      <style:table-column-properties style:column-width="3cm"/>
    </style:style>
    <style:style style:name="Tabla2.B" style:family="table-column">
      <style:table-column-properties style:column-width="15cm"/>
    </style:style>
    <style:style style:name="Tabla2.1" style:family="table-row">
      <style:table-row-properties style:row-height="1cm" fo:background-color="transparent">
        <style:background-image/>
      </style:table-row-properties>
    </style:style>
    <style:style style:name="Tabla2.A1" style:family="table-cell">
      <style:table-cell-properties fo:background-color="transparent" fo:padding="0.199cm" fo:border="none" style:writing-mode="page">
        <style:background-image/>
      </style:table-cell-properties>
    </style:style>
    <style:style style:name="Tabla2.B1" style:family="table-cell">
      <style:table-cell-properties fo:background-color="transparent" fo:padding="0.199cm" fo:border-left="2pt solid #ff3838" fo:border-right="none" fo:border-top="none" fo:border-bottom="none" style:writing-mode="page">
        <style:background-image/>
      </style:table-cell-properties>
    </style:style>
    <style:style style:name="Tabla2.2" style:family="table-row">
      <style:table-row-properties style:row-height="15cm" fo:background-color="transparent">
        <style:background-image/>
      </style:table-row-properties>
    </style:style>
    <style:style style:name="Tabla2.3" style:family="table-row">
      <style:table-row-properties style:row-height="10.5cm" fo:background-color="transparent">
        <style:background-image/>
      </style:table-row-properties>
    </style:style>
    <style:style style:name="Tabla3" style:family="table">
      <style:table-properties style:width="18cm" table:align="left" fo:background-color="transparent">
        <style:background-image/>
      </style:table-properties>
    </style:style>
    <style:style style:name="Tabla3.A" style:family="table-column">
      <style:table-column-properties style:column-width="3cm"/>
    </style:style>
    <style:style style:name="Tabla3.B" style:family="table-column">
      <style:table-column-properties style:column-width="15cm"/>
    </style:style>
    <style:style style:name="Tabla3.1" style:family="table-row">
      <style:table-row-properties style:row-height="1cm" fo:background-color="transparent">
        <style:background-image/>
      </style:table-row-properties>
    </style:style>
    <style:style style:name="Tabla3.A1" style:family="table-cell">
      <style:table-cell-properties fo:background-color="transparent" fo:padding="0.199cm" fo:border="none" style:writing-mode="page">
        <style:background-image/>
      </style:table-cell-properties>
    </style:style>
    <style:style style:name="Tabla3.B1" style:family="table-cell">
      <style:table-cell-properties fo:background-color="transparent" fo:padding="0.199cm" fo:border-left="2pt solid #ff3838" fo:border-right="none" fo:border-top="none" fo:border-bottom="none" style:writing-mode="page">
        <style:background-image/>
      </style:table-cell-properties>
    </style:style>
    <style:style style:name="Tabla3.2" style:family="table-row">
      <style:table-row-properties style:row-height="15cm" fo:background-color="transparent">
        <style:background-image/>
      </style:table-row-properties>
    </style:style>
    <style:style style:name="Tabla3.3" style:family="table-row">
      <style:table-row-properties style:row-height="10.5cm" fo:background-color="transparent">
        <style:background-image/>
      </style:table-row-properties>
    </style:style>
    <style:style style:name="P1" style:family="paragraph" style:parent-style-name="Standard">
      <style:text-properties officeooo:paragraph-rsid="00056f75"/>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169bf"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6f75"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169bf"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6f7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fa8e" officeooo:paragraph-rsid="0003fa8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DIN Light" fo:font-size="12pt" fo:font-style="normal" fo:text-shadow="none" style:text-underline-style="none" fo:font-weight="normal" officeooo:rsid="00056f75" officeooo:paragraph-rsid="00056f7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rsid="00056f75" officeooo:paragraph-rsid="00056f7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Cambria" fo:font-size="15pt" fo:font-style="normal" fo:text-shadow="none" style:text-underline-style="none" fo:font-weight="normal" officeooo:rsid="00056f75" officeooo:paragraph-rsid="00056f75" style:font-size-asian="15pt" style:font-style-asian="normal" style:font-weight-asian="normal" style:font-size-complex="1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officeooo:paragraph-rsid="00056f75"/>
    </style:style>
    <style:style style:name="P11" style:family="paragraph" style:parent-style-name="Table_20_Contents">
      <style:paragraph-properties fo:text-align="end" style:justify-single-word="false"/>
      <style:text-properties fo:color="#c9211e" style:text-outline="false" style:text-line-through-style="none" style:text-line-through-type="none" style:font-name="DIN Alternate" fo:font-size="10pt" fo:font-style="normal" fo:text-shadow="none" style:text-underline-style="none" fo:font-weight="bold" officeooo:rsid="0003fa8e" officeooo:paragraph-rsid="0003fa8e" style:font-size-asian="10pt" style:font-style-asian="normal" style:font-weight-asian="bold" style:font-size-complex="10pt" style:font-style-complex="normal" style:font-weight-complex="bold" style:text-overline-style="none" style:text-overline-color="font-color"/>
    </style:style>
    <style:style style:name="P12" style:family="paragraph" style:parent-style-name="Table_20_Contents">
      <style:paragraph-properties fo:text-align="end" style:justify-single-word="false"/>
      <style:text-properties fo:color="#c9211e" style:text-outline="false" style:text-line-through-style="none" style:text-line-through-type="none" style:font-name="DIN Alternate" fo:font-size="10pt" fo:font-style="normal" fo:text-shadow="none" style:text-underline-style="none" fo:font-weight="bold" officeooo:rsid="0003fa8e" officeooo:paragraph-rsid="00056f75" style:font-size-asian="10pt" style:font-style-asian="normal" style:font-weight-asian="bold" style:font-size-complex="10pt" style:font-style-complex="normal" style:font-weight-complex="bold" style:text-overline-style="none" style:text-overline-color="font-color"/>
    </style:style>
    <style:style style:name="P13" style:family="paragraph" style:parent-style-name="Table_20_Contents">
      <style:paragraph-properties fo:text-align="end" style:justify-single-word="false"/>
      <style:text-properties fo:color="#999999" style:text-outline="false" style:text-line-through-style="none" style:text-line-through-type="none" style:font-name="DIN Alternate" fo:font-size="10pt" fo:font-style="normal" fo:text-shadow="none" style:text-underline-style="none" fo:font-weight="bold" officeooo:rsid="0003fa8e" officeooo:paragraph-rsid="0003fa8e" style:font-size-asian="10pt" style:font-style-asian="normal" style:font-weight-asian="bold" style:font-size-complex="10pt" style:font-style-complex="normal" style:font-weight-complex="bold" style:text-overline-style="none" style:text-overline-color="font-color"/>
    </style:style>
    <style:style style:name="P14" style:family="paragraph" style:parent-style-name="Table_20_Contents">
      <style:paragraph-properties fo:text-align="end" style:justify-single-word="false"/>
      <style:text-properties fo:color="#999999" style:text-outline="false" style:text-line-through-style="none" style:text-line-through-type="none" style:font-name="DIN Alternate" fo:font-size="10pt" fo:font-style="normal" fo:text-shadow="none" style:text-underline-style="none" fo:font-weight="bold" officeooo:rsid="0003fa8e" officeooo:paragraph-rsid="00056f75" style:font-size-asian="10pt" style:font-style-asian="normal" style:font-weight-asian="bold" style:font-size-complex="10pt" style:font-style-complex="normal" style:font-weight-complex="bold" style:text-overline-style="none" style:text-overline-color="font-color"/>
    </style:style>
    <style:style style:name="P15" style:family="paragraph" style:parent-style-name="Text_20_body">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rsid="00056f75" officeooo:paragraph-rsid="00056f7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style:font-name="Calibri"/>
    </style:style>
    <style:style style:name="P17" style:family="paragraph" style:parent-style-name="Text_20_body">
      <style:text-properties style:font-name="Calibri" officeooo:paragraph-rsid="00056f75"/>
    </style:style>
    <style:style style:name="T1" style:family="text">
      <style:text-properties officeooo:rsid="00056f75"/>
    </style:style>
    <style:style style:name="T2" style:family="text">
      <style:text-properties fo:color="#000000" style:text-outline="false" style:text-line-through-style="none" style:text-line-through-type="none" style:font-name="Cambria" fo:font-size="15pt" fo:font-style="normal" fo:text-shadow="none" style:text-underline-style="none" fo:font-weight="normal" officeooo:rsid="00056f75" style:font-size-asian="15pt" style:font-style-asian="normal" style:font-weight-asian="normal" style:font-size-complex="15pt" style:font-style-complex="normal" style:font-weight-complex="normal"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dexLateral" table:style-name="IndexLateral">
        <table:table-column table:style-name="IndexLateral.A"/>
        <table:table-column table:style-name="IndexLateral.B"/>
        <table:table-row table:style-name="IndexLateral.1">
          <table:table-cell table:style-name="IndexLateral.A1" office:value-type="string">
            <text:p text:style-name="P4"/>
          </table:table-cell>
          <table:table-cell table:style-name="IndexLateral.B1" office:value-type="string">
            <text:p text:style-name="P2"/>
          </table:table-cell>
        </table:table-row>
        <table:table-row table:style-name="IndexLateral.2">
          <table:table-cell table:style-name="IndexLateral.A1" office:value-type="string">
            <text:p text:style-name="P4"/>
          </table:table-cell>
          <table:table-cell table:style-name="IndexLateral.B1" table:number-rows-spanned="2" office:value-type="string">
            <text:p text:style-name="P9">Presentacio del projecte</text:p>
            <text:p text:style-name="P7"/>
            <text:p text:style-name="P15">Lorem ipsum dolor sit amet, consectetur adipiscing elit, sed do eiusmod tempor incididunt ut labore et dolore magna aliqua. Posuere ac ut consequat semper viverra nam libero justo laoreet. At imperdiet dui accumsan sit amet nulla. Fermentum leo vel orci porta non pulvinar neque laoreet.</text:p>
            <text:p text:style-name="P16">Praesent tristique magna sit amet purus gravida quis. Integer quis auctor elit sed. Nunc sed velit dignissim sodales ut eu sem integer vitae. Fringilla est ullamcorper eget nulla facilisi etiam. Scelerisque eu ultrices vitae auctor. Vestibulum mattis ullamcorper velit sed.</text:p>
            <text:p text:style-name="P8"/>
          </table:table-cell>
        </table:table-row>
        <table:table-row table:style-name="IndexLateral.3">
          <table:table-cell table:style-name="IndexLateral.A1" office:value-type="string">
            <text:p text:style-name="P11">PRESENTACIO</text:p>
            <text:p text:style-name="P13">PRODUCTE</text:p>
            <text:p text:style-name="P13">OBJECTIUS</text:p>
            <text:p text:style-name="P13">ARQUITECTURA</text:p>
            <text:p text:style-name="P13">METODOLOGIA</text:p>
            <text:p text:style-name="P13"/>
            <text:p text:style-name="P13">CASOS D’US</text:p>
            <text:p text:style-name="P13">WIREFRAME</text:p>
            <text:p text:style-name="P13">BASE DE DADES</text:p>
            <text:p text:style-name="P13">BACKEND</text:p>
            <text:p text:style-name="P13"/>
            <text:p text:style-name="P13">DISSENY</text:p>
            <text:p text:style-name="P13">SYMFONY</text:p>
          </table:table-cell>
          <table:covered-table-cell/>
        </table:table-row>
        <table:table-row table:style-name="IndexLateral.1">
          <table:table-cell table:style-name="IndexLateral.A1" office:value-type="string">
            <text:p text:style-name="P4"/>
          </table:table-cell>
          <table:table-cell table:style-name="IndexLateral.B1" office:value-type="string">
            <text:p text:style-name="P2"/>
          </table:table-cell>
        </table:table-row>
      </table:table>
      <table:table table:name="Tabla1" table:style-name="Tabla1">
        <table:table-column table:style-name="Tabla1.A"/>
        <table:table-column table:style-name="Tabla1.B"/>
        <text:soft-page-break/>
        <table:table-row table:style-name="Tabla1.1">
          <table:table-cell table:style-name="Tabla1.A1" office:value-type="string">
            <text:p text:style-name="P5"/>
          </table:table-cell>
          <table:table-cell table:style-name="Tabla1.B1" office:value-type="string">
            <text:p text:style-name="P3"/>
          </table:table-cell>
        </table:table-row>
        <table:table-row table:style-name="Tabla1.2">
          <table:table-cell table:style-name="Tabla1.A1" office:value-type="string">
            <text:p text:style-name="P5"/>
          </table:table-cell>
          <table:table-cell table:style-name="Tabla1.B1" table:number-rows-spanned="2" office:value-type="string">
            <text:p text:style-name="P10"><text:span text:style-name="T2">Quin resultat esperem obtenir? Sobre el projecte</text:span></text:p>
            <text:p text:style-name="P7"/>
            <text:p text:style-name="P15">Lorem ipsum dolor sit amet, consectetur adipiscing elit, sed do eiusmod tempor incididunt ut labore et dolore magna aliqua. Posuere ac ut consequat semper viverra nam libero justo laoreet. At imperdiet dui accumsan sit amet nulla. Fermentum leo vel orci porta non pulvinar neque laoreet.</text:p>
            <text:p text:style-name="P17">Praesent tristique magna sit amet purus gravida quis. Integer quis auctor elit sed. Nunc sed velit dignissim sodales ut eu sem integer vitae. Fringilla est ullamcorper eget nulla facilisi etiam. Scelerisque eu ultrices vitae auctor. Vestibulum mattis ullamcorper velit sed.</text:p>
            <text:p text:style-name="P8"/>
          </table:table-cell>
        </table:table-row>
        <table:table-row table:style-name="Tabla1.3">
          <table:table-cell table:style-name="Tabla1.A1" office:value-type="string">
            <text:p text:style-name="P14">PRESENTACIO</text:p>
            <text:p text:style-name="P12">PRODUCTE</text:p>
            <text:p text:style-name="P14">OBJECTIUS</text:p>
            <text:p text:style-name="P14">ARQUITECTURA</text:p>
            <text:p text:style-name="P14">METODOLOGIA</text:p>
            <text:p text:style-name="P14"/>
            <text:p text:style-name="P14">CASOS D’US</text:p>
            <text:p text:style-name="P14">WIREFRAME</text:p>
            <text:p text:style-name="P14">BASE DE DADES</text:p>
            <text:p text:style-name="P14">BACKEND</text:p>
            <text:p text:style-name="P14"/>
            <text:p text:style-name="P14">DISSENY</text:p>
            <text:p text:style-name="P14">SYMFONY</text:p>
          </table:table-cell>
          <table:covered-table-cell/>
        </table:table-row>
        <table:table-row table:style-name="Tabla1.1">
          <table:table-cell table:style-name="Tabla1.A1" office:value-type="string">
            <text:p text:style-name="P5"/>
          </table:table-cell>
          <table:table-cell table:style-name="Tabla1.B1" office:value-type="string">
            <text:p text:style-name="P3"/>
          </table:table-cell>
        </table:table-row>
      </table:table>
      <table:table table:name="Tabla2" table:style-name="Tabla2">
        <table:table-column table:style-name="Tabla2.A"/>
        <table:table-column table:style-name="Tabla2.B"/>
        <text:soft-page-break/>
        <table:table-row table:style-name="Tabla2.1">
          <table:table-cell table:style-name="Tabla2.A1" office:value-type="string">
            <text:p text:style-name="P5"/>
          </table:table-cell>
          <table:table-cell table:style-name="Tabla2.B1" office:value-type="string">
            <text:p text:style-name="P3"/>
          </table:table-cell>
        </table:table-row>
        <table:table-row table:style-name="Tabla2.2">
          <table:table-cell table:style-name="Tabla2.A1" office:value-type="string">
            <text:p text:style-name="P5"/>
          </table:table-cell>
          <table:table-cell table:style-name="Tabla2.B1" table:number-rows-spanned="2" office:value-type="string">
            <text:p text:style-name="P9">Presentacio del projecte</text:p>
            <text:p text:style-name="P7"/>
            <text:p text:style-name="P15">Lorem ipsum dolor sit amet, consectetur adipiscing elit, sed do eiusmod tempor incididunt ut labore et dolore magna aliqua. Posuere ac ut consequat semper viverra nam libero justo laoreet. At imperdiet dui accumsan sit amet nulla. Fermentum leo vel orci porta non pulvinar neque laoreet.</text:p>
            <text:p text:style-name="P17">Praesent tristique magna sit amet purus gravida quis. Integer quis auctor elit sed. Nunc sed velit dignissim sodales ut eu sem integer vitae. Fringilla est ullamcorper eget nulla facilisi etiam. Scelerisque eu ultrices vitae auctor. Vestibulum mattis ullamcorper velit sed.</text:p>
            <text:p text:style-name="P8"/>
          </table:table-cell>
        </table:table-row>
        <table:table-row table:style-name="Tabla2.3">
          <table:table-cell table:style-name="Tabla2.A1" office:value-type="string">
            <text:p text:style-name="P12">PRESENTACIO</text:p>
            <text:p text:style-name="P14">PRODUCTE</text:p>
            <text:p text:style-name="P14">OBJECTIUS</text:p>
            <text:p text:style-name="P14">ARQUITECTURA</text:p>
            <text:p text:style-name="P14">METODOLOGIA</text:p>
            <text:p text:style-name="P14"/>
            <text:p text:style-name="P14">CASOS D’US</text:p>
            <text:p text:style-name="P14">WIREFRAME</text:p>
            <text:p text:style-name="P14">BASE DE DADES</text:p>
            <text:p text:style-name="P14">BACKEND</text:p>
            <text:p text:style-name="P14"/>
            <text:p text:style-name="P14">DISSENY</text:p>
            <text:p text:style-name="P14">SYMFONY</text:p>
          </table:table-cell>
          <table:covered-table-cell/>
        </table:table-row>
        <table:table-row table:style-name="Tabla2.1">
          <table:table-cell table:style-name="Tabla2.A1" office:value-type="string">
            <text:p text:style-name="P5"/>
          </table:table-cell>
          <table:table-cell table:style-name="Tabla2.B1" office:value-type="string">
            <text:p text:style-name="P3"/>
          </table:table-cell>
        </table:table-row>
      </table:table>
      <table:table table:name="Tabla3" table:style-name="Tabla3">
        <table:table-column table:style-name="Tabla3.A"/>
        <table:table-column table:style-name="Tabla3.B"/>
        <text:soft-page-break/>
        <table:table-row table:style-name="Tabla3.1">
          <table:table-cell table:style-name="Tabla3.A1" office:value-type="string">
            <text:p text:style-name="P5"/>
          </table:table-cell>
          <table:table-cell table:style-name="Tabla3.B1" office:value-type="string">
            <text:p text:style-name="P3"/>
          </table:table-cell>
        </table:table-row>
        <table:table-row table:style-name="Tabla3.2">
          <table:table-cell table:style-name="Tabla3.A1" office:value-type="string">
            <text:p text:style-name="P5"/>
          </table:table-cell>
          <table:table-cell table:style-name="Tabla3.B1" table:number-rows-spanned="2" office:value-type="string">
            <text:p text:style-name="P9">Presentacio del projecte</text:p>
            <text:p text:style-name="P7"/>
            <text:p text:style-name="P15">Lorem ipsum dolor sit amet, consectetur adipiscing elit, sed do eiusmod tempor incididunt ut labore et dolore magna aliqua. Posuere ac ut consequat semper viverra nam libero justo laoreet. At imperdiet dui accumsan sit amet nulla. Fermentum leo vel orci porta non pulvinar neque laoreet.</text:p>
            <text:p text:style-name="P17">Praesent tristique magna sit amet purus gravida quis. Integer quis auctor elit sed. Nunc sed velit dignissim sodales ut eu sem integer vitae. Fringilla est ullamcorper eget nulla facilisi etiam. Scelerisque eu ultrices vitae auctor. Vestibulum mattis ullamcorper velit sed.</text:p>
            <text:p text:style-name="P8"/>
          </table:table-cell>
        </table:table-row>
        <table:table-row table:style-name="Tabla3.3">
          <table:table-cell table:style-name="Tabla3.A1" office:value-type="string">
            <text:p text:style-name="P12">PRESENTACIO</text:p>
            <text:p text:style-name="P14">PRODUCTE</text:p>
            <text:p text:style-name="P14">OBJECTIUS</text:p>
            <text:p text:style-name="P14">ARQUITECTURA</text:p>
            <text:p text:style-name="P14">METODOLOGIA</text:p>
            <text:p text:style-name="P14"/>
            <text:p text:style-name="P14">CASOS D’US</text:p>
            <text:p text:style-name="P14">WIREFRAME</text:p>
            <text:p text:style-name="P14">BASE DE DADES</text:p>
            <text:p text:style-name="P14">BACKEND</text:p>
            <text:p text:style-name="P14"/>
            <text:p text:style-name="P14">DISSENY</text:p>
            <text:p text:style-name="P14">SYMFONY</text:p>
          </table:table-cell>
          <table:covered-table-cell/>
        </table:table-row>
        <table:table-row table:style-name="Tabla3.1">
          <table:table-cell table:style-name="Tabla3.A1" office:value-type="string">
            <text:p text:style-name="P5"/>
          </table:table-cell>
          <table:table-cell table:style-name="Tabla3.B1" office:value-type="string">
            <text:p text:style-name="P3"/>
          </table:table-cell>
        </table:table-row>
      </table:table>
      <text:p text:style-name="P1"><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DIN Alternate" svg:font-family="'DIN Alternate'" style:font-family-generic="modern" style:font-pitch="variable"/>
    <style:font-face style:name="DIN Light" svg:font-family="'DIN Light'"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Arial Nova" svg:font-family="'Arial Nova'" style:font-family-generic="swiss" style:font-pitch="variable"/>
    <style:font-face style:name="Arial Nova Cond" svg:font-family="'Arial Nova Cond'" style:font-family-generic="swiss" style:font-pitch="variable"/>
    <style:font-face style:name="Calibri" svg:font-family="Calibri"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8T07:28:38.178000000</meta:creation-date>
    <dc:date>2020-05-18T08:39:17.913000000</dc:date>
    <meta:editing-duration>PT8M49S</meta:editing-duration>
    <meta:editing-cycles>1</meta:editing-cycles>
    <meta:document-statistic meta:table-count="4" meta:image-count="0" meta:object-count="0" meta:page-count="5" meta:paragraph-count="56" meta:word-count="412" meta:character-count="2776" meta:non-whitespace-character-count="2420"/>
    <meta:generator>LibreOffice/6.3.2.2$Windows_X86_64 LibreOffice_project/98b30e735bda24bc04ab42594c85f7fd8be07b9c</meta:generator>
  </office:meta>
</office:document-meta>
</file>